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2ed" officeooo:paragraph-rsid="000f82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coplasma testing Report:</text:p>
      <text:p text:style-name="P1"/>
      <text:p text:style-name="P1">Brief Protocol:</text:p>
      <text:p text:style-name="P1">1. Clean supernatant of c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54:39.711367534</meta:creation-date>
    <meta:editing-duration>PT44S</meta:editing-duration>
    <meta:editing-cycles>2</meta:editing-cycles>
    <meta:generator>LibreOffice/5.1.4.2$Linux_X86_64 LibreOffice_project/10m0$Build-2</meta:generator>
    <dc:date>2016-11-21T12:55:21.746976182</dc:date>
    <meta:document-statistic meta:table-count="0" meta:image-count="0" meta:object-count="0" meta:page-count="1" meta:paragraph-count="3" meta:word-count="10" meta:character-count="69" meta:non-whitespace-character-count="62"/>
  </office:meta>
</office:document-meta>
</file>